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6.605cm"/>
      <style:paragraph-properties style:writing-mode="lr-tb"/>
    </style:style>
    <style:style style:name="gr7" style:family="graphic" style:parent-style-name="standard">
      <style:graphic-properties svg:stroke-width="0.081cm" svg:stroke-color="#666666" draw:marker-start-width="0.321cm" draw:marker-end-width="0.321cm" draw:fill-color="#99ffff" draw:textarea-vertical-align="middle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9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7.622cm"/>
      <style:paragraph-properties style:writing-mode="lr-tb"/>
    </style:style>
    <style:style style:name="gr11" style:family="graphic" style:parent-style-name="standard">
      <style:graphic-properties svg:stroke-width="0.035cm" svg:stroke-color="#3333ff" draw:marker-start-width="0.252cm" draw:marker-end-width="0.252cm" draw:fill-color="#99ff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12" style:family="graphic" style:parent-style-name="standard">
      <style:graphic-properties draw:stroke="dash" draw:stroke-dash="Fine_20_Dashed" svg:stroke-width="0.081cm" svg:stroke-color="#666666" draw:marker-start-width="0.321cm" draw:marker-end-width="0.321cm" draw:fill-color="#b2b2b2" draw:textarea-vertical-align="middle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.417cm" fo:min-width="1.016cm" fo:padding-top="0.142cm" fo:padding-bottom="0.142cm" fo:padding-left="0.267cm" fo:padding-right="0.267cm" fo:wrap-option="no-wrap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9999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loext:graphic-properties draw:fill-color="#66cc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99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color="#0066cc" loext:opacity="100%" fo:font-size="16pt"/>
    </style:style>
    <style:style style:name="P10" style:family="paragraph">
      <loext:graphic-properties draw:fill-color="#99ff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1" style:family="paragraph">
      <loext:graphic-properties draw:fill-color="#66ff99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2" style:family="paragraph">
      <loext:graphic-properties draw:fill-color="#66cc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color="#0066cc" loext:opacity="100%" fo:font-size="15pt" style:font-size-asian="15pt" style:font-size-complex="15pt"/>
    </style:style>
    <style:style style:name="P14" style:family="paragraph">
      <loext:graphic-properties draw:fill-color="#99ff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5" style:family="paragraph">
      <loext:graphic-properties draw:fill-color="#b2b2b2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loext:opacity="100%" style:font-name="Courier1" fo:font-size="16pt"/>
    </style:style>
    <style:style style:name="T3" style:family="text">
      <style:text-properties fo:color="#0066cc" loext:opacity="100%" style:font-name="Courier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8cm" svg:height="0.821cm" svg:x="3.473cm" svg:y="12.847cm">
          <text:p text:style-name="P1"><text:span text:style-name="T1">B</text:span></text:p>
        </draw:ellipse>
        <draw:ellipse draw:style-name="gr2" draw:text-style-name="P3" draw:layer="layout" svg:width="0.778cm" svg:height="0.819cm" svg:x="5.102cm" svg:y="9.631cm">
          <text:p text:style-name="P1"><text:span text:style-name="T1">C</text:span></text:p>
        </draw:ellipse>
        <draw:line draw:style-name="gr3" draw:text-style-name="P4" draw:layer="layout" svg:x1="5.172cm" svg:y1="10.302cm" svg:x2="4.181cm" svg:y2="11.197cm">
          <text:p/>
        </draw:line>
        <draw:ellipse draw:style-name="gr2" draw:text-style-name="P3" draw:layer="layout" svg:width="0.778cm" svg:height="0.82cm" svg:x="5.102cm" svg:y="7.618cm">
          <text:p text:style-name="P1"><text:span text:style-name="T1">D</text:span></text:p>
        </draw:ellipse>
        <draw:line draw:style-name="gr3" draw:text-style-name="P4" draw:layer="layout" svg:x1="5.49cm" svg:y1="8.438cm" svg:x2="5.49cm" svg:y2="9.631cm">
          <text:p/>
        </draw:line>
        <draw:ellipse draw:style-name="gr2" draw:text-style-name="P3" draw:layer="layout" svg:width="0.778cm" svg:height="0.82cm" svg:x="5.102cm" svg:y="5.605cm">
          <text:p text:style-name="P1"><text:span text:style-name="T1">G</text:span></text:p>
        </draw:ellipse>
        <draw:line draw:style-name="gr3" draw:text-style-name="P4" draw:layer="layout" svg:x1="5.49cm" svg:y1="6.425cm" svg:x2="5.49cm" svg:y2="7.618cm">
          <text:p/>
        </draw:line>
        <draw:ellipse draw:style-name="gr1" draw:text-style-name="P2" draw:layer="layout" svg:width="0.778cm" svg:height="0.82cm" svg:x="3.474cm" svg:y="10.875cm">
          <text:p text:style-name="P1"><text:span text:style-name="T1">K</text:span></text:p>
        </draw:ellipse>
        <draw:line draw:style-name="gr3" draw:text-style-name="P4" draw:layer="layout" svg:x1="3.863cm" svg:y1="11.696cm" svg:x2="3.863cm" svg:y2="12.889cm">
          <text:p/>
        </draw:line>
        <draw:custom-shape draw:style-name="gr4" draw:text-style-name="P6" draw:layer="layout" svg:width="1.549cm" svg:height="0.7cm" svg:x="1.3cm" svg:y="11.307cm">
          <text:p text:style-name="P5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1.984cm" svg:height="0.962cm" svg:x="3.812cm" svg:y="14.238cm">
          <draw:text-box>
            <text:p text:style-name="P7">Initial</text:p>
          </draw:text-box>
        </draw:frame>
        <draw:frame draw:style-name="gr6" draw:text-style-name="P9" draw:layer="layout" svg:width="7.105cm" svg:height="0.984cm" svg:x="9.4cm" svg:y="14.316cm">
          <draw:text-box>
            <text:p text:style-name="P7"><text:span text:style-name="T2">git reset --hard G</text:span></text:p>
          </draw:text-box>
        </draw:frame>
        <draw:ellipse draw:style-name="gr7" draw:text-style-name="P10" draw:layer="layout" svg:width="0.778cm" svg:height="0.819cm" svg:x="6.794cm" svg:y="6.651cm">
          <text:p text:style-name="P1"><text:span text:style-name="T1">E</text:span></text:p>
        </draw:ellipse>
        <draw:line draw:style-name="gr3" draw:text-style-name="P4" draw:layer="layout" svg:x1="6.873cm" svg:y1="7.32cm" svg:x2="5.873cm" svg:y2="8.017cm">
          <text:p/>
        </draw:line>
        <draw:ellipse draw:style-name="gr7" draw:text-style-name="P10" draw:layer="layout" svg:width="0.778cm" svg:height="0.82cm" svg:x="6.794cm" svg:y="4.638cm">
          <text:p text:style-name="P1"><text:span text:style-name="T1">F</text:span></text:p>
        </draw:ellipse>
        <draw:line draw:style-name="gr3" draw:text-style-name="P4" draw:layer="layout" svg:x1="7.182cm" svg:y1="5.458cm" svg:x2="7.182cm" svg:y2="6.651cm">
          <text:p/>
        </draw:line>
        <draw:custom-shape draw:style-name="gr8" draw:text-style-name="P11" draw:layer="layout" svg:width="1.549cm" svg:height="0.7cm" svg:x="8.6cm" svg:y="1.9cm">
          <text:p text:style-name="P5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270.96774193548 6655.63480741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1.549cm" svg:height="0.7cm" svg:x="6.424cm" svg:y="1.921cm">
          <text:p text:style-name="P5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3" draw:layer="layout" svg:width="0.778cm" svg:height="0.82cm" svg:x="5.102cm" svg:y="3.598cm">
          <text:p text:style-name="P1"><text:span text:style-name="T1">H</text:span></text:p>
        </draw:ellipse>
        <draw:line draw:style-name="gr3" draw:text-style-name="P4" draw:layer="layout" svg:x1="5.49cm" svg:y1="4.418cm" svg:x2="5.49cm" svg:y2="5.611cm">
          <text:p/>
        </draw:line>
        <draw:ellipse draw:style-name="gr2" draw:text-style-name="P3" draw:layer="layout" svg:width="0.778cm" svg:height="0.82cm" svg:x="5.102cm" svg:y="1.585cm">
          <text:p text:style-name="P1"><text:span text:style-name="T1">I</text:span></text:p>
        </draw:ellipse>
        <draw:line draw:style-name="gr3" draw:text-style-name="P4" draw:layer="layout" svg:x1="5.49cm" svg:y1="2.405cm" svg:x2="5.49cm" svg:y2="3.598cm">
          <text:p/>
        </draw:line>
        <draw:frame draw:style-name="gr10" draw:text-style-name="P13" draw:layer="layout" svg:width="8.122cm" svg:height="0.984cm" svg:x="17.885cm" svg:y="14.3cm">
          <draw:text-box>
            <text:p text:style-name="P7"><text:span text:style-name="T3">git reset --hard feature</text:span></text:p>
          </draw:text-box>
        </draw:frame>
        <draw:custom-shape draw:style-name="gr11" draw:text-style-name="P14" draw:layer="layout" svg:width="1.549cm" svg:height="0.7cm" svg:x="8.051cm" svg:y="4.8cm">
          <text:p text:style-name="P5"><text:span text:style-name="T1">featu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3" draw:layer="layout" svg:width="0.778cm" svg:height="0.819cm" svg:x="13.702cm" svg:y="9.623cm">
          <text:p text:style-name="P1"><text:span text:style-name="T1">C</text:span></text:p>
        </draw:ellipse>
        <draw:line draw:style-name="gr3" draw:text-style-name="P4" draw:layer="layout" svg:x1="13.772cm" svg:y1="10.294cm" svg:x2="12.781cm" svg:y2="11.189cm">
          <text:p/>
        </draw:line>
        <draw:ellipse draw:style-name="gr2" draw:text-style-name="P3" draw:layer="layout" svg:width="0.778cm" svg:height="0.82cm" svg:x="13.702cm" svg:y="7.61cm">
          <text:p text:style-name="P1"><text:span text:style-name="T1">D</text:span></text:p>
        </draw:ellipse>
        <draw:line draw:style-name="gr3" draw:text-style-name="P4" draw:layer="layout" svg:x1="14.09cm" svg:y1="8.43cm" svg:x2="14.09cm" svg:y2="9.623cm">
          <text:p/>
        </draw:line>
        <draw:ellipse draw:style-name="gr2" draw:text-style-name="P3" draw:layer="layout" svg:width="0.778cm" svg:height="0.82cm" svg:x="13.702cm" svg:y="5.597cm">
          <text:p text:style-name="P1"><text:span text:style-name="T1">G</text:span></text:p>
        </draw:ellipse>
        <draw:line draw:style-name="gr3" draw:text-style-name="P4" draw:layer="layout" svg:x1="14.09cm" svg:y1="6.417cm" svg:x2="14.09cm" svg:y2="7.61cm">
          <text:p/>
        </draw:line>
        <draw:ellipse draw:style-name="gr1" draw:text-style-name="P2" draw:layer="layout" svg:width="0.778cm" svg:height="0.82cm" svg:x="12.074cm" svg:y="10.867cm">
          <text:p text:style-name="P1"><text:span text:style-name="T1">K</text:span></text:p>
        </draw:ellipse>
        <draw:line draw:style-name="gr3" draw:text-style-name="P4" draw:layer="layout" svg:x1="12.463cm" svg:y1="11.688cm" svg:x2="12.463cm" svg:y2="12.881cm">
          <text:p/>
        </draw:line>
        <draw:custom-shape draw:style-name="gr4" draw:text-style-name="P6" draw:layer="layout" svg:width="1.549cm" svg:height="0.7cm" svg:x="9.9cm" svg:y="11.299cm">
          <text:p text:style-name="P5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7" draw:text-style-name="P10" draw:layer="layout" svg:width="0.778cm" svg:height="0.819cm" svg:x="15.394cm" svg:y="6.643cm">
          <text:p text:style-name="P1"><text:span text:style-name="T1">E</text:span></text:p>
        </draw:ellipse>
        <draw:line draw:style-name="gr3" draw:text-style-name="P4" draw:layer="layout" svg:x1="15.473cm" svg:y1="7.312cm" svg:x2="14.473cm" svg:y2="8.009cm">
          <text:p/>
        </draw:line>
        <draw:ellipse draw:style-name="gr7" draw:text-style-name="P10" draw:layer="layout" svg:width="0.778cm" svg:height="0.82cm" svg:x="15.394cm" svg:y="4.63cm">
          <text:p text:style-name="P1"><text:span text:style-name="T1">F</text:span></text:p>
        </draw:ellipse>
        <draw:line draw:style-name="gr3" draw:text-style-name="P4" draw:layer="layout" svg:x1="15.782cm" svg:y1="5.45cm" svg:x2="15.782cm" svg:y2="6.643cm">
          <text:p/>
        </draw:line>
        <draw:custom-shape draw:style-name="gr8" draw:text-style-name="P11" draw:layer="layout" svg:width="1.549cm" svg:height="0.7cm" svg:x="11.051cm" svg:y="4.7cm">
          <text:p text:style-name="P5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722.5806451613 36975.7489300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1.549cm" svg:height="0.7cm" svg:x="11.544cm" svg:y="6.001cm">
          <text:p text:style-name="P5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236.6451612903 3142.938659058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.549cm" svg:height="0.7cm" svg:x="16.651cm" svg:y="4.792cm">
          <text:p text:style-name="P5"><text:span text:style-name="T1">featu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2" draw:text-style-name="P15" draw:layer="layout" svg:width="0.778cm" svg:height="0.82cm" svg:x="13.7cm" svg:y="3.587cm">
          <text:p text:style-name="P1"><text:span text:style-name="T1">H</text:span></text:p>
        </draw:ellipse>
        <draw:line draw:style-name="gr3" draw:text-style-name="P4" draw:layer="layout" svg:x1="14.088cm" svg:y1="4.407cm" svg:x2="14.088cm" svg:y2="5.6cm">
          <text:p/>
        </draw:line>
        <draw:ellipse draw:style-name="gr12" draw:text-style-name="P15" draw:layer="layout" svg:width="0.778cm" svg:height="0.82cm" svg:x="13.7cm" svg:y="1.574cm">
          <text:p text:style-name="P1"><text:span text:style-name="T1">I</text:span></text:p>
        </draw:ellipse>
        <draw:line draw:style-name="gr3" draw:text-style-name="P4" draw:layer="layout" svg:x1="14.088cm" svg:y1="2.394cm" svg:x2="14.088cm" svg:y2="3.587cm">
          <text:p/>
        </draw:line>
        <draw:ellipse draw:style-name="gr2" draw:text-style-name="P3" draw:layer="layout" svg:width="0.778cm" svg:height="0.819cm" svg:x="23.213cm" svg:y="9.603cm">
          <text:p text:style-name="P1"><text:span text:style-name="T1">C</text:span></text:p>
        </draw:ellipse>
        <draw:line draw:style-name="gr3" draw:text-style-name="P4" draw:layer="layout" svg:x1="23.283cm" svg:y1="10.274cm" svg:x2="22.292cm" svg:y2="11.169cm">
          <text:p/>
        </draw:line>
        <draw:ellipse draw:style-name="gr2" draw:text-style-name="P3" draw:layer="layout" svg:width="0.778cm" svg:height="0.82cm" svg:x="23.213cm" svg:y="7.59cm">
          <text:p text:style-name="P1"><text:span text:style-name="T1">D</text:span></text:p>
        </draw:ellipse>
        <draw:line draw:style-name="gr3" draw:text-style-name="P4" draw:layer="layout" svg:x1="23.601cm" svg:y1="8.41cm" svg:x2="23.601cm" svg:y2="9.603cm">
          <text:p/>
        </draw:line>
        <draw:ellipse draw:style-name="gr12" draw:text-style-name="P15" draw:layer="layout" svg:width="0.778cm" svg:height="0.82cm" svg:x="23.213cm" svg:y="5.577cm">
          <text:p text:style-name="P1"><text:span text:style-name="T1">G</text:span></text:p>
        </draw:ellipse>
        <draw:line draw:style-name="gr3" draw:text-style-name="P4" draw:layer="layout" svg:x1="23.601cm" svg:y1="6.397cm" svg:x2="23.601cm" svg:y2="7.59cm">
          <text:p/>
        </draw:line>
        <draw:ellipse draw:style-name="gr1" draw:text-style-name="P2" draw:layer="layout" svg:width="0.778cm" svg:height="0.82cm" svg:x="21.585cm" svg:y="10.847cm">
          <text:p text:style-name="P1"><text:span text:style-name="T1">K</text:span></text:p>
        </draw:ellipse>
        <draw:line draw:style-name="gr3" draw:text-style-name="P4" draw:layer="layout" svg:x1="21.974cm" svg:y1="11.668cm" svg:x2="21.974cm" svg:y2="12.861cm">
          <text:p/>
        </draw:line>
        <draw:custom-shape draw:style-name="gr4" draw:text-style-name="P6" draw:layer="layout" svg:width="1.549cm" svg:height="0.7cm" svg:x="19.411cm" svg:y="11.279cm">
          <text:p text:style-name="P5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7" draw:text-style-name="P10" draw:layer="layout" svg:width="0.778cm" svg:height="0.819cm" svg:x="24.905cm" svg:y="6.623cm">
          <text:p text:style-name="P1"><text:span text:style-name="T1">E</text:span></text:p>
        </draw:ellipse>
        <draw:line draw:style-name="gr3" draw:text-style-name="P4" draw:layer="layout" svg:x1="24.984cm" svg:y1="7.292cm" svg:x2="23.984cm" svg:y2="7.989cm">
          <text:p/>
        </draw:line>
        <draw:ellipse draw:style-name="gr7" draw:text-style-name="P10" draw:layer="layout" svg:width="0.778cm" svg:height="0.82cm" svg:x="24.905cm" svg:y="4.61cm">
          <text:p text:style-name="P1"><text:span text:style-name="T1">F</text:span></text:p>
        </draw:ellipse>
        <draw:line draw:style-name="gr3" draw:text-style-name="P4" draw:layer="layout" svg:x1="25.293cm" svg:y1="5.43cm" svg:x2="25.293cm" svg:y2="6.623cm">
          <text:p/>
        </draw:line>
        <draw:custom-shape draw:style-name="gr13" draw:text-style-name="P11" draw:layer="layout" svg:width="1.549cm" svg:height="0.7cm" svg:x="26.251cm" svg:y="2.9cm">
          <text:p text:style-name="P5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953.8064516129 43508.1312410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1.549cm" svg:height="0.7cm" svg:x="26.151cm" svg:y="4.4cm">
          <text:p text:style-name="P5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797.16129032258 17686.73323823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2" draw:text-style-name="P15" draw:layer="layout" svg:width="0.778cm" svg:height="0.82cm" svg:x="23.211cm" svg:y="3.567cm">
          <text:p text:style-name="P1"><text:span text:style-name="T1">H</text:span></text:p>
        </draw:ellipse>
        <draw:line draw:style-name="gr3" draw:text-style-name="P4" draw:layer="layout" svg:x1="23.599cm" svg:y1="4.387cm" svg:x2="23.599cm" svg:y2="5.58cm">
          <text:p/>
        </draw:line>
        <draw:ellipse draw:style-name="gr12" draw:text-style-name="P15" draw:layer="layout" svg:width="0.778cm" svg:height="0.82cm" svg:x="23.211cm" svg:y="1.554cm">
          <text:p text:style-name="P1"><text:span text:style-name="T1">I</text:span></text:p>
        </draw:ellipse>
        <draw:line draw:style-name="gr3" draw:text-style-name="P4" draw:layer="layout" svg:x1="23.599cm" svg:y1="2.374cm" svg:x2="23.599cm" svg:y2="3.567cm">
          <text:p/>
        </draw:line>
        <draw:custom-shape draw:style-name="gr11" draw:text-style-name="P14" draw:layer="layout" svg:width="1.549cm" svg:height="0.7cm" svg:x="26.151cm" svg:y="5.3cm">
          <text:p text:style-name="P5"><text:span text:style-name="T1">featu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270.96774193548 2434.236804564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778cm" svg:height="0.821cm" svg:x="12.073cm" svg:y="12.848cm">
          <text:p text:style-name="P1"><text:span text:style-name="T1">B</text:span></text:p>
        </draw:ellipse>
        <draw:ellipse draw:style-name="gr1" draw:text-style-name="P2" draw:layer="layout" svg:width="0.778cm" svg:height="0.821cm" svg:x="21.573cm" svg:y="12.848cm">
          <text:p text:style-name="P1"><text:span text:style-name="T1">B</text:span></text:p>
        </draw:ellips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 m</meta:initial-creator>
    <meta:creation-date>2020-05-02T11:34:17</meta:creation-date>
    <dc:date>2021-11-08T11:20:27.972059934</dc:date>
    <meta:editing-duration>P2DT7H58M2S</meta:editing-duration>
    <meta:editing-cycles>26</meta:editing-cycles>
    <meta:generator>LibreOffice/7.1.7.2$Linux_X86_64 LibreOffice_project/10$Build-2</meta:generator>
    <meta:document-statistic meta:object-count="66"/>
  </office:meta>
</office:document-meta>
</file>